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EventImpl.ge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EventImpl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EventImpl.initUIEvent( String typeArg , boolean canBubbleArg , boolean cancelableArg , AbstractView viewArg , int detail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